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28.77mm"/>
    </style:style>
    <style:style style:name="co4" style:family="table-column">
      <style:table-column-properties fo:break-before="auto" style:column-width="178.6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44mm" fo:break-before="auto" style:use-optimal-row-height="true"/>
    </style:style>
    <style:style style:name="ro3" style:family="table-row">
      <style:table-row-properties style:row-height="36.44mm" fo:break-before="auto" style:use-optimal-row-height="true"/>
    </style:style>
    <style:style style:name="ro4" style:family="table-row">
      <style:table-row-properties style:row-height="28.45mm" fo:break-before="auto" style:use-optimal-row-height="true"/>
    </style:style>
    <style:style style:name="ro5" style:family="table-row">
      <style:table-row-properties style:row-height="27.75mm" fo:break-before="auto" style:use-optimal-row-height="true"/>
    </style:style>
    <style:style style:name="ro6" style:family="table-row">
      <style:table-row-properties style:row-height="31.5mm" fo:break-before="auto" style:use-optimal-row-height="true"/>
    </style:style>
    <style:style style:name="ro7" style:family="table-row">
      <style:table-row-properties style:row-height="44.43mm" fo:break-before="auto" style:use-optimal-row-height="true"/>
    </style:style>
    <style:style style:name="ro8" style:family="table-row">
      <style:table-row-properties style:row-height="48.44mm" fo:break-before="auto" style:use-optimal-row-height="true"/>
    </style:style>
    <style:style style:name="ro9" style:family="table-row">
      <style:table-row-properties style:row-height="40.45mm" fo:break-before="auto" style:use-optimal-row-height="true"/>
    </style:style>
    <style:style style:name="ro10" style:family="table-row">
      <style:table-row-properties style:row-height="8.45mm" fo:break-before="auto" style:use-optimal-row-height="true"/>
    </style:style>
    <style:style style:name="ro11" style:family="table-row">
      <style:table-row-properties style:row-height="35.51mm" fo:break-before="auto" style:use-optimal-row-height="true"/>
    </style:style>
    <style:style style:name="ro12" style:family="table-row">
      <style:table-row-properties style:row-height="12.45mm" fo:break-before="auto" style:use-optimal-row-height="true"/>
    </style:style>
    <style:style style:name="ro13" style:family="table-row">
      <style:table-row-properties style:row-height="4.59mm" fo:break-before="auto" style:use-optimal-row-height="true"/>
    </style:style>
    <style:style style:name="ro14" style:family="table-row">
      <style:table-row-properties style:row-height="20.44mm" fo:break-before="auto" style:use-optimal-row-height="true"/>
    </style:style>
    <style:style style:name="ro15" style:family="table-row">
      <style:table-row-properties style:row-height="24.45mm" fo:break-before="auto" style:use-optimal-row-height="true"/>
    </style:style>
    <style:style style:name="ro16" style:family="table-row">
      <style:table-row-properties style:row-height="12.35mm" fo:break-before="auto" style:use-optimal-row-height="true"/>
    </style:style>
    <style:style style:name="ro17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99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00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33333" style:text-align-source="fix" style:repeat-content="fals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333333"/>
    </style:style>
    <style:style style:name="ce6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333333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333333" style:text-align-source="fix" style:repeat-content="false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000099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100">
      <style:table-cell-properties fo:background-color="#333333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15" style:family="table-cell" style:parent-style-name="Default" style:data-style-name="N100">
      <style:table-cell-properties style:vertical-align="middle"/>
    </style:style>
    <style:style style:name="ce16" style:family="table-cell" style:parent-style-name="Default" style:data-style-name="N100">
      <style:table-cell-properties fo:background-color="#333333" style:vertical-align="middle"/>
    </style:style>
    <style:style style:name="ce17" style:family="table-cell" style:parent-style-name="Default" style:data-style-name="N100">
      <style:table-cell-properties fo:background-color="#333333" style:vertical-align="middle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333333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able-cell-properties fo:background-color="#333333" style:vertical-align="middle"/>
    </style:style>
    <style:style style:name="ce21" style:family="table-cell" style:parent-style-name="Default">
      <style:table-cell-properties fo:background-color="#333333" style:vertical-align="middle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000099" style:text-align-source="fix" style:repeat-content="false" fo:wrap-option="wrap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25" style:family="table-cell" style:parent-style-name="Default">
      <style:table-cell-properties fo:background-color="#333333" style:text-align-source="fix" style:repeat-content="false" fo:wrap-option="wrap"/>
      <style:paragraph-properties fo:text-align="start" fo:margin-left="0m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333333" fo:wrap-option="wrap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Modification" table:style-name="ta1">
        <table:table-column table:style-name="co1" table:number-columns-repeated="2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Modifications RGAA 3 2016</text:p>
          </table:table-cell>
          <table:covered-table-cell table:style-name="ce7"/>
          <table:covered-table-cell table:number-columns-repeated="3"/>
        </table:table-row>
        <table:table-row table:style-name="ro1">
          <table:table-cell table:style-name="ce2" office:value-type="string" calcext:value-type="string">
            <text:p>Thématique</text:p>
          </table:table-cell>
          <table:table-cell table:style-name="ce2" office:value-type="string" calcext:value-type="string">
            <text:p>Critères</text:p>
          </table:table-cell>
          <table:table-cell table:style-name="ce12" office:value-type="string" calcext:value-type="string">
            <text:p>Tests</text:p>
          </table:table-cell>
          <table:table-cell table:style-name="ce2" office:value-type="string" calcext:value-type="string">
            <text:p>Type</text:p>
          </table:table-cell>
          <table:table-cell table:style-name="ce2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Images</text:p>
          </table:table-cell>
          <table:covered-table-cell table:style-name="ce8"/>
          <table:covered-table-cell table:style-name="ce13"/>
          <table:covered-table-cell table:style-name="ce8"/>
          <table:covered-table-cell table:style-name="ce24"/>
        </table:table-row>
        <table:table-row table:style-name="ro1">
          <table:table-cell table:style-name="ce4"/>
          <table:table-cell table:style-name="ce4" office:value-type="string" calcext:value-type="string" table:number-columns-spanned="4" table:number-rows-spanned="1">
            <text:p>1.1</text:p>
          </table:table-cell>
          <table:covered-table-cell table:style-name="ce14"/>
          <table:covered-table-cell table:style-name="ce18"/>
          <table:covered-table-cell table:style-name="ce25"/>
        </table:table-row>
        <table:table-row table:style-name="ro1">
          <table:table-cell table:number-columns-repeated="2"/>
          <table:table-cell table:style-name="ce15" office:value-type="string" calcext:value-type="string">
            <text:p>1.1.4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1.4 : Chaque zone cliquable d’une image réactive côté serveur est-t-elle doublée d’un lien dans la page ?</text:p>
          </table:table-cell>
        </table:table-row>
        <table:table-row table:style-name="ro1">
          <table:table-cell table:style-name="ce5"/>
          <table:table-cell table:style-name="ce9" office:value-type="string" calcext:value-type="string" table:number-columns-spanned="4" table:number-rows-spanned="1">
            <text:p>1.2</text:p>
          </table:table-cell>
          <table:covered-table-cell table:style-name="ce16"/>
          <table:covered-table-cell table:style-name="ce20"/>
          <table:covered-table-cell table:style-name="ce26"/>
        </table:table-row>
        <table:table-row table:style-name="ro2">
          <table:table-cell table:number-columns-repeated="2"/>
          <table:table-cell table:style-name="ce15" office:value-type="string" calcext:value-type="string">
            <text:p>1.2.1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2.1 : Chaque image de décoration (balise img) sans légende et ayant un attribut alt vérifie-t-elle ces conditions :</text:p>
            <text:p/>
            <text:p>    - le contenu de l’attribut alt est vide (alt="") ;</text:p>
            <text:p>    - l’image de décoration ne possède pas d’attribut title ;</text:p>
            <text:p>    - la balise img est dépourvue de role, propriété ou état ARIA visant à labelliser l’image (aria-label, aria-describedby, aria-labelledby par exemple).</text:p>
            <text:p/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1.2.2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2.2 : Chaque zone non cliquable (balise area sans attribut href), non porteuse d’information et ayant un attribut alt vérifie-t-elle ces conditions ?</text:p>
            <text:p/>
            <text:p>    - le contenu de l’attribut alt est vide (alt="") ;</text:p>
            <text:p>    - la zone cliquable ne possède pas d’attribut title ;</text:p>
            <text:p>    - la balise img est dépourvue de role, propriété ou état ARIA visant à labelliser l’image (aria-label, aria-describedby, aria-labelledby par exemple).</text:p>
            <text:p/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1.2.3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2.3 : Pour chaque image objet (balise object avec l’attribut type="image/...") sans légende non porteuse d’information vérifie-t-elle ces conditions :</text:p>
            <text:p/>
            <text:p>   -  La balise object possède un attribut aria-hidden="true" ;</text:p>
            <text:p>   -  L’alternative textuelle entre &lt;object&gt; et &lt;/object&gt; est vide ;</text:p>
            <text:p>   - La balise object ou l’un des ses enfants est dépourvu de role, propriété ou état ARIA visant à labelliser l’image (aria-label, aria-describedby, aria-labelledby par exemple).</text:p>
            <text:p/>
          </table:table-cell>
        </table:table-row>
        <table:table-row table:style-name="ro3">
          <table:table-cell table:number-columns-repeated="2"/>
          <table:table-cell table:style-name="ce15" office:value-type="string" calcext:value-type="string">
            <text:p>1.2.4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2.4 : Chaque image vectorielle de décoration (balise svg) sans légende non porteuse d’information vérifie-t-elle ces conditions ?</text:p>
            <text:p/>
            <text:p>    - La balise svg possède un attribut aria-hidden="true" ;</text:p>
            <text:p>    - Les balises title et desc sont absentes ou vides ;</text:p>
            <text:p>    - La balise svg ou l’un de ses enfants est dépourvue d’attribut title ;</text:p>
            <text:p>    - La balise svg ou l’un de ses enfants est dépourvue de role, propriété ou état ARIA visant à labelliser l’image vectorielle (aria-label, aria-describedby, aria-labelledby par exemple).</text:p>
            <text:p/>
          </table:table-cell>
        </table:table-row>
        <table:table-row table:style-name="ro4">
          <table:table-cell table:number-columns-repeated="2"/>
          <table:table-cell table:style-name="ce15" office:value-type="string" calcext:value-type="string">
            <text:p>1.2.5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2.5 : Chaque image bitmap de décoration (balise canvas) sans légende vérifie-t-elle ces conditions ?</text:p>
            <text:p/>
            <text:p>    - La balise canvas possède un attribut aria-hidden="true" ;</text:p>
            <text:p>    - le contenu entre &lt;canvas&gt; et &lt;/canvas&gt; est dépourvue de contenus textuels ;</text:p>
            <text:p>    - La balise canvas ou l’un des ses enfants est dépourvu de role, propriété ou état ARIA visant à labelliser l’image (aria-label, aria-describedby, aria-labelledby par exemple).</text:p>
            <text:p/>
          </table:table-cell>
        </table:table-row>
        <table:table-row table:style-name="ro4">
          <table:table-cell table:number-columns-repeated="2"/>
          <table:table-cell table:style-name="ce15" office:value-type="string" calcext:value-type="string">
            <text:p>1.2.6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2.6 : Chaque image embarquée (balise embed avec l’attribut type="image/...") sans légende non porteuse d’information vérifie-t-elle ces conditions :</text:p>
            <text:p/>
            <text:p>    - La balise embed possède un attribut aria-hidden="true" ;</text:p>
            <text:p>    - La balise embed ou l’un des ses enfants est dépourvu de role, propriété ou état ARIA visant à labelliser l’image (aria-label, aria-describedby, aria-labelledby par exemple).</text:p>
            <text:p/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1.3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3">
          <table:table-cell table:number-columns-repeated="2"/>
          <table:table-cell table:style-name="ce15" office:value-type="string" calcext:value-type="string">
            <text:p>1.3.1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3.1 : Chaque image porteuse d’information (balise img) ayant un attribut alt vérifie-t-elle ces conditions (hors cas particuliers) ?</text:p>
            <text:p/>
            <text:p>    - Le contenu de l’attribut alt est pertinent ;</text:p>
            <text:p>    - S’il est présent, le contenu de l’attribut title est identique au contenu de l’attribut alt ;</text:p>
            <text:p>    - S’il est présent, le contenu de la propriété aria-label est identique au contenu de l’attribut alt ;</text:p>
            <text:p>    - S’il est présent, le contenu du passage de texte lié via la propriété aria-labelledby est identique au contenu de l’attribut alt.</text:p>
            <text:p/>
          </table:table-cell>
        </table:table-row>
        <table:table-row table:style-name="ro3">
          <table:table-cell table:number-columns-repeated="2"/>
          <table:table-cell table:style-name="ce15" office:value-type="string" calcext:value-type="string">
            <text:p>1.3.2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3.2 : Chaque zone (balise area) d’une image réactive, porteuse d’information et ayant un attribut alt, vérifie-t-elle ces conditions (hors cas particuliers) ?</text:p>
            <text:p/>
            <text:p>    - Le contenu de l’attribut alt est pertinent ;</text:p>
            <text:p>    - S’il est présent, le contenu de l’attribut title est identique au contenu de l’attribut alt ;</text:p>
            <text:p>    - S’il est présent, le contenu de la propriété aria-label est identique au contenu de l’attribut alt ;</text:p>
            <text:p>    - S’il est présent, le contenu du passage de texte lié via la propriété aria-labelledby est identique au contenu de l’attribut alt.</text:p>
            <text:p/>
          </table:table-cell>
        </table:table-row>
        <table:table-row table:style-name="ro3">
          <table:table-cell table:number-columns-repeated="2"/>
          <table:table-cell table:style-name="ce15" office:value-type="string" calcext:value-type="string">
            <text:p>1.3.3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3.3 : Pour chaque bouton associé à une image (balise input avec l’attribut type="image") ayant un attribut alt, vérifie-t-il ces conditions (hors cas particuliers) ?</text:p>
            <text:p/>
            <text:p>    - Le contenu de l’attribut alt est pertinent ;</text:p>
            <text:p>    - S’il est présent, le contenu de l’attribut title est identique au contenu de l’attribut alt ;</text:p>
            <text:p>    - S’il est présent, le contenu de la propriété aria-label est identique au contenu de l’attribut alt ;</text:p>
            <text:p>    - S’il est présent, le contenu du passage de texte lié via la propriété aria-labelledby est identique au contenu de l’attribut alt.</text:p>
            <text:p/>
          </table:table-cell>
        </table:table-row>
        <table:table-row table:style-name="ro5">
          <table:table-cell table:number-columns-repeated="2"/>
          <table:table-cell table:style-name="ce15" office:value-type="string" calcext:value-type="string">
            <text:p>1.3.5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.3.5 : Chaque image objet (balise object avec l’attribut type="image/...") porteuse d’information, qui utilise une propriété aria-label, aria-labelledby ou un attribut title, vérifie-t-elle ces conditions(hors cas particuliers) ?</text:p>
            <text:p/>
            <text:p>    - S’il est présent, le contenu de l’attribut title est identique au contenu de l’attribut aria-label ;</text:p>
            <text:p>    - S’il est présent, le contenu de l’attribut title est identique au passage de texte lié par la propriété aria-labelledby.</text:p>
            <text:p/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3.6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3.5 → 1.3.6</text:p>
          </table:table-cell>
        </table:table-row>
        <table:table-row table:style-name="ro6">
          <table:table-cell table:number-columns-repeated="2"/>
          <table:table-cell table:style-name="ce15" office:value-type="string" calcext:value-type="string">
            <text:p>1.3.7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.3.7 : Chaque image embarquée (balise embed avec l’attribut type="image/...") porteuse d’information, qui utilise une propriété aria-label, aria-labelledby ou un attribut title, vérifie-t-elle ces conditions(hors cas particuliers) ?</text:p>
            <text:p/>
            <text:p>    - S’il est présent, le contenu de l’attribut title est identique au contenu de l’attribut aria-label ;</text:p>
            <text:p>    - S’il est présent, le contenu de l’attribut title est identique au passage de texte lié par la propriété aria-labelledby.</text:p>
            <text:p/>
          </table:table-cell>
        </table:table-row>
        <table:table-row table:style-name="ro7">
          <table:table-cell table:number-columns-repeated="2"/>
          <table:table-cell table:style-name="ce15" office:value-type="string" calcext:value-type="string">
            <text:p>1.3.8</text:p>
          </table:table-cell>
          <table:table-cell table:style-name="ce19" office:value-type="string" calcext:value-type="string">
            <text:p>Renumérotation</text:p>
            <text:p>Modif</text:p>
          </table:table-cell>
          <table:table-cell office:value-type="string" calcext:value-type="string">
            <text:p>1.3.6 → 1.3.8</text:p>
            <text:p/>
            <text:p>Test 1.3.8 : Chaque image vectorielle (balise svg) porteuse d’information, en l’absence d’alternative, vérifie-t-elle ces conditions (hors cas particuliers) ?</text:p>
            <text:p/>
            <text:p>    - La balise svg possède un role="img" ;</text:p>
            <text:p>    - La balise svg possède une propriété aria-label dont le contenu est pertinent et identique à l’attribut title s’il est présent ;</text:p>
            <text:p>    - La balise svg possède une balise desc dont le contenu est pertinent et contient un passage de texte identique à la propriété aria-label et à l’attribut title de la balise svg s’il est présent.</text:p>
            <text:p/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3.9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3.7 → 1.3.9</text:p>
          </table:table-cell>
        </table:table-row>
        <table:table-row table:style-name="ro8">
          <table:table-cell table:number-columns-repeated="2"/>
          <table:table-cell table:style-name="ce15" office:value-type="string" calcext:value-type="string">
            <text:p>1.3.10</text:p>
          </table:table-cell>
          <table:table-cell table:style-name="ce19" office:value-type="string" calcext:value-type="string">
            <text:p>Renumérotation</text:p>
            <text:p>Modif</text:p>
          </table:table-cell>
          <table:table-cell office:value-type="string" calcext:value-type="string">
            <text:p>1.3.9 → 1.3.10</text:p>
            <text:p/>
            <text:p>Test 1.3.10 Chaque image bitmap (balise canvas) porteuse d’information vérifie-t-elle une de ces conditions (hors cas particuliers) ?</text:p>
            <text:p/>
            <text:p>    - Le contenu de l’alternative (contenu entre &lt;canvas&gt; et &lt;/canvas&gt;) est pertinent ;</text:p>
            <text:p>    - L’image bitmap est immédiatement suivie d’un lien adjacent permettant d’afficher une page ou un passage de texte contenant une alternative pertinente ;</text:p>
            <text:p>    - Un mécanisme permet à l’utilisateur de remplacer l’image bitmap par un texte alternatif pertinent ;</text:p>
            <text:p>    - Un mécanisme permet à l’utilisateur de remplacer l’image bitmap par une image possédant une alternative pertinente.</text:p>
            <text:p/>
          </table:table-cell>
        </table:table-row>
        <table:table-row table:style-name="ro5">
          <table:table-cell table:number-columns-repeated="2"/>
          <table:table-cell table:style-name="ce15" office:value-type="string" calcext:value-type="string">
            <text:p>1.3.11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.3.11 : Chaque image bitmap (balise canvas) porteuse d’information, qui utilise une propriété aria-label, aria-labelledby ou un attribut title, vérifie-t-elle ces conditions (hors cas particuliers) ?</text:p>
            <text:p/>
            <text:p>    - S’il est présent, le contenu de l’attribut title est identique au contenu de l’attribut aria-label ;</text:p>
            <text:p>    - S’il est présent, le contenu de l’attribut title est identique au passage de texte lié par la propriété aria-labelledby.</text:p>
            <text:p/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3.12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3.8 → 1.3.12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3.13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3.10 → 1.3.13</text:p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1.4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3">
          <table:table-cell table:number-columns-repeated="2"/>
          <table:table-cell table:style-name="ce15" office:value-type="string" calcext:value-type="string">
            <text:p>1.4.1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4.1 : Chaque image (balise img) utilisée comme CAPTCHA ou comme image-test, ayant un attribut alt, vérifie-t-elle ces conditions ?</text:p>
            <text:p/>
            <text:p>    - le contenu de l’attribut alt permet de comprendre la nature et la fonction de l’image ;</text:p>
            <text:p>    - s’il est présent, le contenu de l’attribut title est identique au contenu de l’attribut alt ;</text:p>
            <text:p>    - S’il est présent, le contenu de la propriété aria-label est identique au contenu de l’attribut alt ;</text:p>
            <text:p>    - S’il est présent, le contenu du passage de texte lié via la propriété aria-labelledby est identique au contenu de l’attribut alt.</text:p>
            <text:p/>
          </table:table-cell>
        </table:table-row>
        <table:table-row table:style-name="ro3">
          <table:table-cell table:number-columns-repeated="2"/>
          <table:table-cell table:style-name="ce15" office:value-type="string" calcext:value-type="string">
            <text:p>1.4.3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4.3 : Chaque bouton associé à une image (balise input avec l’attribut type="image") utilisée comme CAPTCHA ou comme image-test, ayant un attribut alt vérifie-t-il ces conditions ?</text:p>
            <text:p/>
            <text:p>    - le contenu de l’attribut alt permet de comprendre la nature et la fonction du bouton ;</text:p>
            <text:p>    - s’il est présent, le contenu de l’attribut title est identique au contenu de l’attribut alt ;</text:p>
            <text:p>    - s’il est présent, le contenu de la propriété aria-label est identique au contenu de l’attribut alt ;</text:p>
            <text:p>    - s’il est présent, le contenu du passage de texte lié via la propriété aria-labelledby est identique au contenu de l’attribut alt.</text:p>
            <text:p/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1.4.4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4.4 : Chaque image objet (balise object avec l’attribut type="image/...") utilisée comme CAPTCHA ou comme image-test vérifie-t-elle une de ces conditions(hors cas particuliers) ?</text:p>
            <text:p/>
            <text:p>    - L’image objet est immédiatement suivie d’un lien adjacent permettant d’afficher une page ou un passage de texte contenant une alternative permettant de comprendre la nature et la fonction de l’image ;</text:p>
            <text:p>    - Un mécanisme permet à l’utilisateur de remplacer l’image objet par un texte alternatif permettant de comprendre la nature et la fonction de l’image ;</text:p>
            <text:p>    - Un mécanisme permet à l’utilisateur de remplacer l’image objet par une image possédant une alternative permettant de comprendre la nature et la fonction de l’image.</text:p>
            <text:p/>
          </table:table-cell>
        </table:table-row>
        <table:table-row table:style-name="ro6">
          <table:table-cell table:number-columns-repeated="2"/>
          <table:table-cell table:style-name="ce15" office:value-type="string" calcext:value-type="string">
            <text:p>1.4.5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.4.5 : Chaque image objet (balise object avec l’attribut type="image/...") utilisée comme CAPTCHA ou comme image-test qui utilise une propriété aria-label, aria-labelledby ou un attribut title, vérifie-t-elle ces conditions ?</text:p>
            <text:p/>
            <text:p>    - S’il est présent, le contenu de l’attribut title est identique au contenu de l’attribut aria-label ;</text:p>
            <text:p>    - S’il est présent, le contenu de l’attribut title est identique au passage de texte lié par la propriété aria-labelledby</text:p>
            <text:p/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1.4.6</text:p>
          </table:table-cell>
          <table:table-cell table:style-name="ce19" office:value-type="string" calcext:value-type="string">
            <text:p>renumérotation</text:p>
            <text:p>Modif</text:p>
          </table:table-cell>
          <table:table-cell office:value-type="string" calcext:value-type="string">
            <text:p>Test 1.4.6 : Chaque image embarquée (balise embed avec l’attribut type="image/...") utilisée comme CAPTCHA ou comme image-test vérifie-t-elle une de ces conditions(hors cas particuliers) ?</text:p>
            <text:p/>
            <text:p>    - L’image embarquée est immédiatement suivie d’un lien adjacent permettant d’afficher une page ou un passage de texte contenant une alternative permettant de comprendre la nature et la fonction de l’image ;</text:p>
            <text:p>    - Un mécanisme permet à l’utilisateur de remplacer l’image embarquée par un texte alternatif permettant de comprendre la nature et la fonction de l’image ;</text:p>
            <text:p>    - Un mécanisme permet à l’utilisateur de remplacer l’image emabarquée par une image possédant une alternative permettant de comprendre la nature et la fonction de l’image.</text:p>
            <text:p/>
          </table:table-cell>
        </table:table-row>
        <table:table-row table:style-name="ro6">
          <table:table-cell table:number-columns-repeated="2"/>
          <table:table-cell table:style-name="ce15" office:value-type="string" calcext:value-type="string">
            <text:p>1.4.7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.4.7 : Chaque image embarquée (balise embed avec l’attribut type="image/...") utilisée comme CAPTCHA ou comme image-test, qui utilise une propriété aria-label, aria-labelledby ou un attribut title, vérifie-t-elle ces conditions ?</text:p>
            <text:p/>
            <text:p>    - S’il est présent, le contenu de l’attribut title est identique au contenu de l’attribut aria-label ;</text:p>
            <text:p>    - S’il est présent, le contenu de l’attribut title est identique au passage de texte lié par la propriété aria-labelledby.</text:p>
            <text:p/>
          </table:table-cell>
        </table:table-row>
        <table:table-row table:style-name="ro3">
          <table:table-cell table:number-columns-repeated="2"/>
          <table:table-cell table:style-name="ce15" office:value-type="string" calcext:value-type="string">
            <text:p>1.4.8</text:p>
          </table:table-cell>
          <table:table-cell table:style-name="ce19" office:value-type="string" calcext:value-type="string">
            <text:p>renumérotation</text:p>
            <text:p>Modif</text:p>
          </table:table-cell>
          <table:table-cell office:value-type="string" calcext:value-type="string">
            <text:p>Test 1.4.8 : Chaque image vectorielle (balise svg) utilisée comme CAPTCHA ou comme image-test, en l’absence d’alternative, vérifie-t-elle ces conditions ?</text:p>
            <text:p/>
            <text:p>    - La balise svg possède un role="img" ;</text:p>
            <text:p>    - La balise svg possède une propriété aria-label dont le contenu permet de comprendre la nature et la fonction de l’image et identique à l’attribut title s’il est présent ;</text:p>
            <text:p>    - La balise svg possède une balise desc dont le contenu permet de comprendre la nature et la fonction de l’image et identique à la propriété aria-label et à l’attribut title de la balise svg s’il est présent.</text:p>
            <text:p/>
          </table:table-cell>
        </table:table-row>
        <table:table-row table:style-name="ro10">
          <table:table-cell table:number-columns-repeated="2"/>
          <table:table-cell table:style-name="ce15" office:value-type="string" calcext:value-type="string">
            <text:p>1.4.9</text:p>
          </table:table-cell>
          <table:table-cell table:style-name="ce19" office:value-type="string" calcext:value-type="string">
            <text:p>renumérotation</text:p>
            <text:p>Modif</text:p>
          </table:table-cell>
          <table:table-cell office:value-type="string" calcext:value-type="string">
            <text:p>Test 1.4.9 : Pour chaque image vectorielle (balise svg) utilisée comme CAPTCHA ou comme image-test et possédant une alternative, cette alternative est-elle correctement restituée par les technologies d’assistance ?</text:p>
          </table:table-cell>
        </table:table-row>
        <table:table-row table:style-name="ro7">
          <table:table-cell table:number-columns-repeated="2"/>
          <table:table-cell table:style-name="ce15" office:value-type="string" calcext:value-type="string">
            <text:p>1.4.10</text:p>
          </table:table-cell>
          <table:table-cell table:style-name="ce19" office:value-type="string" calcext:value-type="string">
            <text:p>renumérotation</text:p>
            <text:p>Modif</text:p>
          </table:table-cell>
          <table:table-cell office:value-type="string" calcext:value-type="string">
            <text:p>Test 1.4.10 Chaque image bitmap (balise canvas) utilisée comme CAPTCHA ou comme image-test vérifie-t-elle une de ces conditions ?</text:p>
            <text:p/>
            <text:p>    - Le contenu de l’alternative (contenu entre &lt;canvas&gt; et &lt;/canvas&gt;) permet de comprendre la nature et la fonction de l’image ;</text:p>
            <text:p>    - un passage de texte contenant une alternative permettant de comprendre la nature et la fonction de l’image ;</text:p>
            <text:p>    - Un mécanisme permet à l’utilisateur de remplacer l’image bitmap par un texte alternatif permettant de comprendre la nature et la fonction de l’image ;</text:p>
            <text:p>    - Un mécanisme permet à l’utilisateur de remplacer l’image bitmap par une image possédant une alternative permettant de comprendre la nature et la fonction de l’image.</text:p>
            <text:p/>
          </table:table-cell>
        </table:table-row>
        <table:table-row table:style-name="ro5">
          <table:table-cell table:number-columns-repeated="2"/>
          <table:table-cell table:style-name="ce15" office:value-type="string" calcext:value-type="string">
            <text:p>1.4.11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.4.11 : Chaque image bitmap (balise canvas) utilisée comme CAPTCHA ou comme image-test, qui utilise une propriété aria-label, aria-labelledby ou un attribut title, vérifie-t-elle ces conditions ?</text:p>
            <text:p/>
            <text:p>    - S’il est présent, le contenu de l’attribut title est identique au contenu de l’attribut aria-label ;</text:p>
            <text:p>    - S’il est présent, le contenu de l’attribut title est identique au passage de texte lié par la propriété aria-labelledby.</text:p>
            <text:p/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4.12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4.9 → 1.4.12</text:p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1.6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1">
          <table:table-cell table:number-columns-repeated="2"/>
          <table:table-cell table:style-name="ce15" office:value-type="string" calcext:value-type="string">
            <text:p>1.6.4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6.4 : Chaque bouton de formulaire de type image (balise input avec l’attribut type="image"), qui nécessite une description détaillée, vérifie-t-il une de ces conditions ?</text:p>
            <text:p/>
            <text:p>    - Il existe un attribut alt contenant la référence à une description détaillée adjacente à l’image ;</text:p>
            <text:p>    - Il existe un lien adjacent (via une url ou une ancre) permettant d’accéder au contenu de la description détaillée ;</text:p>
            <text:p>    - Il existe une propriété aria-describedby référençant un passage de texte faisant office de description détaillée.</text:p>
            <text:p/>
          </table:table-cell>
        </table:table-row>
        <table:table-row table:style-name="ro4">
          <table:table-cell table:number-columns-repeated="2"/>
          <table:table-cell table:style-name="ce15" office:value-type="string" calcext:value-type="string">
            <text:p>1.6.5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.6.5 : Chaque bouton de type image (balise input avec l’attribut type="image") qui implémente une référence à une description détaillée adjacente via une propriété aria-describedby, vérifie-t-il ces conditions ?</text:p>
            <text:p/>
            <text:p>    - Le passage de texte est identifié via un attribut id ;</text:p>
            <text:p>    - La valeur de l’attribut id est unique ;</text:p>
            <text:p>    - La valeur de la propriété ARIA aria-describedby est égale à la valeur de l’attribut id.</text:p>
            <text:p/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6.6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6.5 → 1.6.6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6.7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6.6 → 1.6.7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6.8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6.7 → 1.6.8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6.9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6.9 → 1.6.9</text:p>
          </table:table-cell>
        </table:table-row>
        <table:table-row table:style-name="ro12">
          <table:table-cell table:number-columns-repeated="2"/>
          <table:table-cell table:style-name="ce15" office:value-type="string" calcext:value-type="string">
            <text:p>1.6.10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.6.10 Pour chaque image (balise img, area, object, embed, svg, canvas) qui implémente une description détaillée et qui utilise une propriété aria-describedby, la propriété aria-describedby référence-t-elle la description détaillée ?</text:p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1.7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4">
          <table:table-cell table:number-columns-repeated="2"/>
          <table:table-cell table:style-name="ce15" office:value-type="string" calcext:value-type="string">
            <text:p>1.7.1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7.1 : Chaque image (balise img) porteuse d’information ayant une description détaillée vérifie-t-elle une de ces conditions ?</text:p>
            <text:p/>
            <text:p>    - La description détaillée via l’adresse référencée dans l’attribut longdesc est pertinente ;</text:p>
            <text:p>    - La description détaillée dans la page et signalée dans l’attribut alt est pertinente ;</text:p>
            <text:p>    - La description détaillée via un lien adjacent est pertinente.</text:p>
            <text:p/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1.7.2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.7.2 : Chaque bouton image (balise input avec l’attribut type="image") porteur d’information ayant une description détaillée vérifie-t-il une de ces conditions ?</text:p>
            <text:p/>
            <text:p>    - La description détaillée via l’adresse référencée dans l’attribut longdesc est pertinente ;</text:p>
            <text:p>    - La description détaillée dans la page et signalée dans l’attribut alt est pertinente ;</text:p>
            <text:p>    - La description détaillée via un lien adjacent est pertinente ;</text:p>
            <text:p>    - Le passage de texte référencé via la propriété aria-describedbyest pertinent.</text:p>
            <text:p/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7.3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7.2 → 1.7.3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7.4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7.3 → 1.7.4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7.5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7.4 → 1.7.5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7.7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7.6 → 1.7.7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7.8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7.7 → 1.7.8</text:p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1.8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">
          <table:table-cell table:number-columns-repeated="2"/>
          <table:table-cell table:style-name="ce15" office:value-type="string" calcext:value-type="string">
            <text:p>1.8.2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8.2 (supprimé) – 1.8.3 → 1.8.2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8.3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8.4 → 1.8.3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8.4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8.5 → 1.8.4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8.5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8.6 → 1.8.4</text:p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1.9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">
          <table:table-cell table:number-columns-repeated="2"/>
          <table:table-cell table:style-name="ce15" office:value-type="string" calcext:value-type="string">
            <text:p>1.9.2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9.2 (supprimé) – 1.9.3 → 1.9.2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9.3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9.4 → 1.9.3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9.4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9.5 → 1.9.4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>
            <text:p>1.9.5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1.9.6 → 1.9.4</text:p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1.10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4">
          <table:table-cell table:number-columns-repeated="2"/>
          <table:table-cell table:style-name="ce15" office:value-type="string" calcext:value-type="string">
            <text:p>1.10.1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10.1 : Chaque image légendée (balise img ou input avec l’attribut type="image" associée à une légende adjacente) vérifie-t-elle, si nécessaire, ces conditions ?</text:p>
            <text:p/>
            <text:p>    - L’image (balise img) et sa légende sont contenues dans une balise figure ;</text:p>
            <text:p>    - la balise figure possède un attribut role="group" ;</text:p>
            <text:p>    - Le contenu de l’attribut alt de l’image contient une référence à la légende adjacente.</text:p>
            <text:p/>
          </table:table-cell>
        </table:table-row>
        <table:table-row table:style-name="ro4">
          <table:table-cell table:number-columns-repeated="2"/>
          <table:table-cell table:style-name="ce15" office:value-type="string" calcext:value-type="string">
            <text:p>1.10.3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10.3 : Chaque image embarquée légendée (balise embed associée à une légende adjacente) vérifie-t-elle, si nécessaire, ces conditions ?</text:p>
            <text:p/>
            <text:p>    - L’image embarquée (balise embed) et sa légende sont contenues dans une balise figure ;</text:p>
            <text:p>    - La balise figure possède un attribut role="group" ;</text:p>
            <text:p>    - L’alternative contient une référence à la légende adjacente.</text:p>
            <text:p/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1.10.4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.10.4 : Chaque image vectorielle légendée (balise svg associée à une légende adjacente) vérifie-t-elle, si nécessaire, ces conditions ?</text:p>
            <text:p/>
            <text:p>    - L’image (balise svg) et sa légende sont contenues dans une balise figure ;</text:p>
            <text:p>    - la balise figure possède un role="group" ;</text:p>
            <text:p>    - Le contenu de la propriété aria-label ou de la balise desc de l’image vectorielle contient une référence à la légende adjacente.</text:p>
            <text:p/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Multimédia</text:p>
          </table:table-cell>
          <table:covered-table-cell/>
          <table:covered-table-cell table:style-name="ce15"/>
          <table:covered-table-cell table:style-name="ce19"/>
          <table:covered-table-cell/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4.1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9">
          <table:table-cell table:number-columns-repeated="2"/>
          <table:table-cell table:style-name="ce15" office:value-type="string" calcext:value-type="string">
            <text:p>4.12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4.1.2 : Chaque média temporel pré-enregistré seulement vidéo vérifie-t-il, si nécessaire, une de ces conditions (hors cas particuliers) ?</text:p>
            <text:p/>
            <text:p>    - Il existe une version alternative « audio seulement » accessible via un lien adjacent (une url ou une ancre) ;</text:p>
            <text:p>    - Il existe une transcription textuelle accessible via un lien adjacent (une url ou une ancre) ;</text:p>
            <text:p>    - Il existe une transcription textuelle adjacente clairement identifiable ;</text:p>
            <text:p>    - Il existe une audio-description synchronisée ;</text:p>
            <text:p>    - Il existe une version alternative avec une audio-description synchronisée accessible via un lien adjacent (une url ou une ancre).</text:p>
            <text:p/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4.18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2">
          <table:table-cell table:number-columns-repeated="2"/>
          <table:table-cell table:style-name="ce15" office:value-type="string" calcext:value-type="string">
            <text:p>4.18.1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4.18.1 : Chaque séquence sonore déclenchée automatiquement via une balise object, video, audio, embed, bgsound ou un code JavaScript vérifie-t-elle une de ces conditions ?</text:p>
            <text:p/>
            <text:p>    - La séquence sonore a une durée inférieure ou égale à 3 secondes ;</text:p>
            <text:p>    - La séquence sonore peut être stoppée sur action de l’utilisateur ;</text:p>
            <text:p>    - Le volume de la séquence sonore peut être contrôlé par l’utilisateur indépendamment du contrôle de volume du système.</text:p>
            <text:p/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4.19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3">
          <table:table-cell table:number-columns-repeated="2"/>
          <table:table-cell table:style-name="ce15" office:value-type="string" calcext:value-type="string">
            <text:p>4.19.1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4.19.1 : Chaque média temporel audio pré-enregistré et diffusé via une balise object, video, audio, embed, bgound ou proposé en téléchargement vérifie-t-il une de ces conditions (hors cas particuliers) ?</text:p>
            <text:p/>
            <text:p>    - L’arrière-plan sonore peut être désactivé ;</text:p>
            <text:p>    - La ou les pistes de dialogue sont 20 décibels plus élevées que l’arrière-plan sonore ;</text:p>
            <text:p>    - Il existe une version alternative pour laquelle l’arrière-plan sonore peut être désactivé ;</text:p>
            <text:p>    - Il existe une version alternative pour laquelle la ou les pistes de dialogue sont 20 décibels plus élevées que l’arrière-plan sonore.</text:p>
            <text:p/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Tableaux</text:p>
          </table:table-cell>
          <table:covered-table-cell/>
          <table:covered-table-cell table:style-name="ce15"/>
          <table:covered-table-cell table:style-name="ce19"/>
          <table:covered-table-cell/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5.3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3">
          <table:table-cell/>
          <table:table-cell office:value-type="string" calcext:value-type="string">
            <text:p>5.3</text:p>
          </table:table-cell>
          <table:table-cell table:style-name="ce15"/>
          <table:table-cell table:style-name="ce19" office:value-type="string" calcext:value-type="string">
            <text:p>modif</text:p>
          </table:table-cell>
          <table:table-cell office:value-type="string" calcext:value-type="string">
            <text:p>Ajout cas particulier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Liens</text:p>
          </table:table-cell>
          <table:covered-table-cell/>
          <table:covered-table-cell table:style-name="ce15"/>
          <table:covered-table-cell table:style-name="ce19"/>
          <table:covered-table-cell/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6.1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4">
          <table:table-cell table:number-columns-repeated="2"/>
          <table:table-cell table:style-name="ce15" office:value-type="string" calcext:value-type="string">
            <text:p>6.1.2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6.1.2 : Chaque lien image vérifie-t-il une de ces conditions (hors cas particuliers) ?</text:p>
            <text:p/>
            <text:p>    - L’intitulé de lien seul permet d’en comprendre la fonction et la destination ;</text:p>
            <text:p>    - Le contexte du lien permet d’en comprendre la fonction et la destination.</text:p>
            <text:p/>
          </table:table-cell>
        </table:table-row>
        <table:table-row table:style-name="ro10">
          <table:table-cell table:number-columns-repeated="2"/>
          <table:table-cell table:style-name="ce15" office:value-type="string" calcext:value-type="string">
            <text:p>6.1.3</text:p>
          </table:table-cell>
          <table:table-cell table:style-name="ce19" office:value-type="string" calcext:value-type="string">
            <text:p>Suppression</text:p>
            <text:p>Renumérotation</text:p>
          </table:table-cell>
          <table:table-cell office:value-type="string" calcext:value-type="string">
            <text:p>6.1.3 supprimé</text:p>
            <text:p>6.14 → 6.1.3</text:p>
          </table:table-cell>
        </table:table-row>
        <table:table-row table:style-name="ro13">
          <table:table-cell table:number-columns-repeated="2"/>
          <table:table-cell table:style-name="ce15" office:value-type="string" calcext:value-type="string">
            <text:p>6.1.5</text:p>
          </table:table-cell>
          <table:table-cell table:style-name="ce19" office:value-type="string" calcext:value-type="string">
            <text:p>suppression</text:p>
          </table:table-cell>
          <table:table-cell office:value-type="string" calcext:value-type="string">
            <text:p>6.1.5 supprimé</text:p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6.2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0">
          <table:table-cell table:number-columns-repeated="2"/>
          <table:table-cell table:style-name="ce15" office:value-type="string" calcext:value-type="string">
            <text:p>6.2.3</text:p>
          </table:table-cell>
          <table:table-cell table:style-name="ce19" office:value-type="string" calcext:value-type="string">
            <text:p>Suppression</text:p>
            <text:p>Renumérotation</text:p>
          </table:table-cell>
          <table:table-cell office:value-type="string" calcext:value-type="string">
            <text:p>6.2.3 Supprimé</text:p>
            <text:p>6.2.4 → 6.2.3</text:p>
          </table:table-cell>
        </table:table-row>
        <table:table-row table:style-name="ro13">
          <table:table-cell table:number-columns-repeated="2"/>
          <table:table-cell table:style-name="ce15" office:value-type="string" calcext:value-type="string">
            <text:p>6.2.5</text:p>
          </table:table-cell>
          <table:table-cell table:style-name="ce19" office:value-type="string" calcext:value-type="string">
            <text:p>suppression</text:p>
          </table:table-cell>
          <table:table-cell office:value-type="string" calcext:value-type="string">
            <text:p>6.2.5 supprimé</text:p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6.3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3">
          <table:table-cell table:number-columns-repeated="2"/>
          <table:table-cell table:style-name="ce15" office:value-type="string" calcext:value-type="string">
            <text:p>6.3.2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6.3.2 : Chaque intitulé de lien image est-il explicite hors contexte (hors cas particuliers) ?</text:p>
          </table:table-cell>
        </table:table-row>
        <table:table-row table:style-name="ro10">
          <table:table-cell table:number-columns-repeated="2"/>
          <table:table-cell table:style-name="ce15" office:value-type="string" calcext:value-type="string">
            <text:p>6.3.3</text:p>
          </table:table-cell>
          <table:table-cell table:style-name="ce19" office:value-type="string" calcext:value-type="string">
            <text:p>Suppression</text:p>
            <text:p>Renumérotation</text:p>
          </table:table-cell>
          <table:table-cell office:value-type="string" calcext:value-type="string">
            <text:p>6.3.3 supprimé</text:p>
            <text:p>6.3.4 → 6.3.3</text:p>
          </table:table-cell>
        </table:table-row>
        <table:table-row table:style-name="ro13">
          <table:table-cell table:number-columns-repeated="2"/>
          <table:table-cell table:style-name="ce15" office:value-type="string" calcext:value-type="string">
            <text:p>6.3.5</text:p>
          </table:table-cell>
          <table:table-cell table:style-name="ce19" office:value-type="string" calcext:value-type="string">
            <text:p>suppression</text:p>
          </table:table-cell>
          <table:table-cell office:value-type="string" calcext:value-type="string">
            <text:p>6.3.5 Supprimé</text:p>
          </table:table-cell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6.4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0">
          <table:table-cell table:number-columns-repeated="2"/>
          <table:table-cell table:style-name="ce15" office:value-type="string" calcext:value-type="string">
            <text:p>6.4.3</text:p>
          </table:table-cell>
          <table:table-cell table:style-name="ce19" office:value-type="string" calcext:value-type="string">
            <text:p>Suppression</text:p>
            <text:p>Renumérotation</text:p>
          </table:table-cell>
          <table:table-cell office:value-type="string" calcext:value-type="string">
            <text:p>6.4.3 Supprimé</text:p>
            <text:p>6.4.4 → 6.3.3</text:p>
          </table:table-cell>
        </table:table-row>
        <table:table-row table:style-name="ro13">
          <table:table-cell table:number-columns-repeated="2"/>
          <table:table-cell table:style-name="ce15" office:value-type="string" calcext:value-type="string">
            <text:p>6.4.5</text:p>
          </table:table-cell>
          <table:table-cell table:style-name="ce19" office:value-type="string" calcext:value-type="string">
            <text:p>suppression</text:p>
          </table:table-cell>
          <table:table-cell office:value-type="string" calcext:value-type="string">
            <text:p>6.4.5 Supprimé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Scripts</text:p>
          </table:table-cell>
          <table:covered-table-cell/>
          <table:covered-table-cell table:style-name="ce15"/>
          <table:covered-table-cell table:style-name="ce19"/>
          <table:covered-table-cell/>
        </table:table-row>
        <table:table-row table:style-name="ro1">
          <table:table-cell table:style-name="ce6"/>
          <table:table-cell table:style-name="ce4" office:value-type="string" calcext:value-type="string" table:number-columns-spanned="4" table:number-rows-spanned="1">
            <text:p>7.3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0">
          <table:table-cell table:number-columns-repeated="2"/>
          <table:table-cell table:style-name="ce15" office:value-type="string" calcext:value-type="string">
            <text:p>7.3.2</text:p>
          </table:table-cell>
          <table:table-cell table:style-name="ce19" office:value-type="string" calcext:value-type="string">
            <text:p>Suppression</text:p>
            <text:p>Renumérotation</text:p>
          </table:table-cell>
          <table:table-cell office:value-type="string" calcext:value-type="string">
            <text:p>7.3.2 Supprimé</text:p>
            <text:p>7.3.3 → 7.3.2</text:p>
          </table:table-cell>
        </table:table-row>
        <table:table-row table:style-name="ro13">
          <table:table-cell table:number-columns-repeated="2"/>
          <table:table-cell table:style-name="ce15" office:value-type="string" calcext:value-type="string">
            <text:p>7.3.3</text:p>
          </table:table-cell>
          <table:table-cell table:style-name="ce19" office:value-type="string" calcext:value-type="string">
            <text:p>renumérotation</text:p>
          </table:table-cell>
          <table:table-cell office:value-type="string" calcext:value-type="string">
            <text:p>7.3.4 → 7.3.3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Éléments Obligatoires</text:p>
          </table:table-cell>
          <table:covered-table-cell/>
          <table:covered-table-cell table:style-name="ce15"/>
          <table:covered-table-cell table:style-name="ce19"/>
          <table:covered-table-cell/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8.10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5">
          <table:table-cell table:number-columns-repeated="2"/>
          <table:table-cell table:style-name="ce15" office:value-type="string" calcext:value-type="string">
            <text:p>8.10.2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est 8.10.2 : Dans chaque page Web, chaque changement du sens de lecture (attribut dir) vérifie-t-il ces conditions ?</text:p>
            <text:p/>
            <text:p>    - La valeur de l’attribut dir est conforme (rtl ou ltr).</text:p>
            <text:p>    - La valeur de l’attribut dir est pertinente.</text:p>
            <text:p/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Présentation de l'information</text:p>
          </table:table-cell>
          <table:covered-table-cell/>
          <table:covered-table-cell table:style-name="ce15"/>
          <table:covered-table-cell table:style-name="ce19"/>
          <table:covered-table-cell/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10.13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3">
          <table:table-cell table:number-columns-repeated="2"/>
          <table:table-cell table:style-name="ce15" office:value-type="string" calcext:value-type="string">
            <text:p>10.13.2</text:p>
          </table:table-cell>
          <table:table-cell table:style-name="ce19" office:value-type="string" calcext:value-type="string">
            <text:p>suppression</text:p>
          </table:table-cell>
          <table:table-cell office:value-type="string" calcext:value-type="string">
            <text:p>10.13.2 suppression</text:p>
          </table:table-cell>
        </table:table-row>
        <table:table-row table:style-name="ro13">
          <table:table-cell table:number-columns-repeated="2"/>
          <table:table-cell table:style-name="ce15" office:value-type="string" calcext:value-type="string">
            <text:p>10.13.3</text:p>
          </table:table-cell>
          <table:table-cell table:style-name="ce19" office:value-type="string" calcext:value-type="string">
            <text:p>suppression</text:p>
          </table:table-cell>
          <table:table-cell office:value-type="string" calcext:value-type="string">
            <text:p>10.13.3 suppression</text:p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Formulaires</text:p>
          </table:table-cell>
          <table:covered-table-cell/>
          <table:covered-table-cell table:style-name="ce15"/>
          <table:covered-table-cell table:style-name="ce19"/>
          <table:covered-table-cell/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11.1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3">
          <table:table-cell table:number-columns-repeated="2"/>
          <table:table-cell table:style-name="ce15" office:value-type="string" calcext:value-type="string">
            <text:p>11.1.3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est 11.1.3 : Chaque champ de formulaire associé à une étiquette via la propriété ARIA aria-labelledby, vérifie-t-il ces conditions ?</text:p>
            <text:p/>
            <text:p>    - l’étiquette possède un attribut id ;</text:p>
            <text:p>    - La valeur de l’attribut id est unique ;</text:p>
            <text:p>    - Les valeurs de la propriété ARIA aria-labelledby sont égales à la valeur des attributs id des passages de textes utilisés pour créer l’étiquette. ;</text:p>
            <text:p>    - L’étiquette liée par la propriété ARIA aria-labelledby est visible à la prise de focus au moins.</text:p>
            <text:p/>
          </table:table-cell>
        </table:table-row>
        <table:table-row table:style-name="ro16">
          <table:table-cell table:number-columns-repeated="2"/>
          <table:table-cell table:style-name="ce15" office:value-type="string" calcext:value-type="string">
            <text:p>11.1.4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1.1.4 : Chaque champ de formulaire qui utilise une propriété ARIA aria-label doit être accompagné d’un passage de texte visible et accolé au champ permettant de comprendre la nature de la saisie attendue. Cette règle est-elle respectée ?</text:p>
          </table:table-cell>
        </table:table-row>
        <table:table-row table:style-name="ro15">
          <table:table-cell table:number-columns-repeated="2"/>
          <table:table-cell table:style-name="ce15" office:value-type="string" calcext:value-type="string">
            <text:p>11.1.5</text:p>
          </table:table-cell>
          <table:table-cell table:style-name="ce19" office:value-type="string" calcext:value-type="string">
            <text:p>Nouveau test</text:p>
          </table:table-cell>
          <table:table-cell office:value-type="string" calcext:value-type="string">
            <text:p>Test 11.1.5 : Chaque champ de formulaire qui utilise un attribut title comme étiquette, vérifie-t-il une de ces conditions ?</text:p>
            <text:p/>
            <text:p>    L’attribut placeholder est absent ;</text:p>
            <text:p>    L’attribut placeholder est identique à l’attribut title.</text:p>
            <text:p/>
          </table:table-cell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11.9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2">
          <table:table-cell table:number-columns-repeated="2"/>
          <table:table-cell table:style-name="ce15" office:value-type="string" calcext:value-type="string">
            <text:p>11.9.1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1.9.1 : Dans chaque formulaire, l’intitulé de chaque bouton vérifie-t-il une de ces conditions ?</text:p>
            <text:p/>
            <text:p>    - Le contenu de l’attribut value des boutons de formulaire de type submit, reset ou button est pertinent ;</text:p>
            <text:p>    - Le contenu de la balise &lt;button&gt; est pertinent ;</text:p>
            <text:p>    - Le contenu de l’attribut title est pertinent ;</text:p>
            <text:p>    - Le contenu de la propriété ARIA aria-label est pertinent ;</text:p>
            <text:p>    - Un passage de texte est lié au bouton via une propriété aria-labelledby.</text:p>
            <text:p/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11.9.2</text:p>
          </table:table-cell>
          <table:table-cell table:style-name="ce19" office:value-type="string" calcext:value-type="string">
            <text:p>modif</text:p>
          </table:table-cell>
          <table:table-cell office:value-type="string" calcext:value-type="string">
            <text:p>Test 11.9.2 : Dans chaque formulaire, l’intitulé de chaque bouton implémenté via une propriété ARIA aria-labelledby vérifie-t-il ces conditions ?</text:p>
            <text:p/>
            <text:p>    - Le passage de texte servant d’intitulé possède un attribut id ;</text:p>
            <text:p>    - La valeur de l’attribut id est unique ;</text:p>
            <text:p>    - Les valeurs de la propriété ARIA aria-labelledby sont égales aux valeurs des attributs id des passages de texte utilisés pour créer l’étiquette ;</text:p>
            <text:p>    - Le passage de texte est pertinent</text:p>
          </table:table-cell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11.10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6">
          <table:table-cell table:number-columns-repeated="2"/>
          <table:table-cell office:value-type="string" calcext:value-type="string">
            <text:p>11.10.3</text:p>
          </table:table-cell>
          <table:table-cell office:value-type="string" calcext:value-type="string">
            <text:p>modif</text:p>
          </table:table-cell>
          <table:table-cell office:value-type="string" calcext:value-type="string">
            <text:p>Test 11.10.3 : Chaque indication de champ obligatoire qui utilise un passage de texte lié par la propriété ARIA aria-describedby ou aria-labelledby vérifie-t-elle ces conditions ?</text:p>
            <text:p/>
            <text:p>    - Le passage de texte est identifié via un attribut id ;</text:p>
            <text:p>    - La valeur de l’attribut id est unique ;</text:p>
            <text:p>    - Les valeurs de la propriété ARIA aria-describedby ou aria-labelledby sont égales aux valeurs des attributs id ;</text:p>
            <text:p/>
          </table:table-cell>
        </table:table-row>
        <table:table-row table:style-name="ro6">
          <table:table-cell table:number-columns-repeated="2"/>
          <table:table-cell office:value-type="string" calcext:value-type="string">
            <text:p>11.10.6</text:p>
          </table:table-cell>
          <table:table-cell office:value-type="string" calcext:value-type="string">
            <text:p>modif</text:p>
          </table:table-cell>
          <table:table-cell office:value-type="string" calcext:value-type="string">
            <text:p>Test 11.10.6 : Chaque erreur de saisie qui utilise un passage de texte lié par la propriété ARIA aria-describedby ou aria-labelledby vérifie-t-elle ces conditions ?</text:p>
            <text:p/>
            <text:p>    - Le passage de texte est identifié via un attribut id ;</text:p>
            <text:p>    - La valeur de l’attribut id est unique ;</text:p>
            <text:p>    - Les valeurs de la propriété ARIA aria-describedby ou aria-labelledby sont égales aux valeurs des attributs id ;</text:p>
            <text:p/>
          </table:table-cell>
        </table:table-row>
        <table:table-row table:style-name="ro6">
          <table:table-cell table:number-columns-repeated="2"/>
          <table:table-cell office:value-type="string" calcext:value-type="string">
            <text:p>11.10.9</text:p>
          </table:table-cell>
          <table:table-cell office:value-type="string" calcext:value-type="string">
            <text:p>modif</text:p>
          </table:table-cell>
          <table:table-cell office:value-type="string" calcext:value-type="string">
            <text:p>Test 11.10.9 : Chaque indication de type de donnée et/ou de format qui utilise un passage de texte lié par la propriété ARIA aria-describedby ou ARIA aria-labelledby vérifie-t-elle ces conditions ?</text:p>
            <text:p/>
            <text:p>    - Le passage de texte est identifié via un attribut id ;</text:p>
            <text:p>    - La valeur de l’attribut id est unique ;</text:p>
            <text:p>    - Les valeurs de la propriété ARIA aria-describedby ou aria-labelledby sont égales aux valeurs des attributs id.</text:p>
            <text:p/>
          </table:table-cell>
        </table:table-row>
        <table:table-row table:style-name="ro15">
          <table:table-cell table:number-columns-repeated="2"/>
          <table:table-cell office:value-type="string" calcext:value-type="string">
            <text:p>11.10.10</text:p>
          </table:table-cell>
          <table:table-cell office:value-type="string" calcext:value-type="string">
            <text:p>Nouveau test</text:p>
          </table:table-cell>
          <table:table-cell office:value-type="string" calcext:value-type="string">
            <text:p>Test 11.10.10 : Chaque champ de formulaire qui utilise un attribut title comme aide à la saisie, vérifie-t-il une de ces conditions ?</text:p>
            <text:p/>
            <text:p>    - L’attribut placeholder est absent ;</text:p>
            <text:p>    - L’attribut placeholder est identique à l’attribut title.</text:p>
            <text:p/>
          </table:table-cell>
        </table:table-row>
        <table:table-row table:style-name="ro1">
          <table:table-cell table:style-name="ce3" office:value-type="string" calcext:value-type="string" table:number-columns-spanned="5" table:number-rows-spanned="1">
            <text:p>Consultation</text:p>
          </table:table-cell>
          <table:covered-table-cell/>
          <table:covered-table-cell table:style-name="ce15"/>
          <table:covered-table-cell table:style-name="ce19"/>
          <table:covered-table-cell/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13.1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3">
          <table:table-cell table:number-columns-repeated="2"/>
          <table:table-cell office:value-type="string" calcext:value-type="string">
            <text:p>13.1.</text:p>
          </table:table-cell>
          <table:table-cell office:value-type="string" calcext:value-type="string">
            <text:p>modif</text:p>
          </table:table-cell>
          <table:table-cell office:value-type="string" calcext:value-type="string">
            <text:p>Test 13.1.1 : Pour chaque page Web, chaque procédé de rafraîchissement ( balise object, balise embed, balise svg, balise canvas, balise meta) vérifie-t-il une de ces conditions (hors cas particuliers) ?</text:p>
            <text:p/>
            <text:p>    - L’utilisateur peut arrêter ou relancer le rafraîchissement ;</text:p>
            <text:p>    - L’utilisateur peut augmenter la limite de temps entre deux rafraîchissements de dix fois, au moins ;</text:p>
            <text:p>    - L’utilisateur est averti de l’imminence du rafraîchissement et dispose de vingt secondes, au moins, pour augmenter la limite de temps avant le prochain rafraîchissement ;</text:p>
            <text:p>    - La limite de temps entre deux rafraîchissements est de vingt heures, au moins.</text:p>
            <text:p/>
          </table:table-cell>
        </table:table-row>
        <table:table-row table:style-name="ro10">
          <table:table-cell table:number-columns-repeated="2"/>
          <table:table-cell office:value-type="string" calcext:value-type="string">
            <text:p>13.1.4</text:p>
          </table:table-cell>
          <table:table-cell table:style-name="ce19" office:value-type="string" calcext:value-type="string">
            <text:p>Suppression</text:p>
            <text:p>Renumérotation</text:p>
          </table:table-cell>
          <table:table-cell office:value-type="string" calcext:value-type="string">
            <text:p>13.1.4 Suppression</text:p>
            <text:p>13.1.5 → 13.1.4</text:p>
          </table:table-cell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13.2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7">
          <table:table-cell table:number-columns-repeated="2"/>
          <table:table-cell office:value-type="string" calcext:value-type="string">
            <text:p>13.2.1</text:p>
          </table:table-cell>
          <table:table-cell office:value-type="string" calcext:value-type="string">
            <text:p>modif</text:p>
          </table:table-cell>
          <table:table-cell office:value-type="string" calcext:value-type="string">
            <text:p>Test 13.2.1 : Dans chaque page Web, pour chaque ouverture d’une nouvelle fenêtre effectuée via un lien (attribut target) ou une commande JavaScript, l’utilisateur est-il averti ?)</text:p>
          </table:table-cell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13.15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4">
          <table:table-cell table:number-columns-repeated="2"/>
          <table:table-cell office:value-type="string" calcext:value-type="string">
            <text:p>13.15.1</text:p>
          </table:table-cell>
          <table:table-cell office:value-type="string" calcext:value-type="string">
            <text:p>modif</text:p>
          </table:table-cell>
          <table:table-cell office:value-type="string" calcext:value-type="string">
            <text:p>Test 13.15.1 : Dans chaque page Web, chaque image (balise img, balise svg, balise canvas, balise embed ou balise object) qui provoque un changement brusque de luminosité ou un effet de flash vérifie-t-elle une de ces conditions ?</text:p>
            <text:p/>
            <text:p>    - La fréquence de l’effet est inférieure à 3 par seconde ;</text:p>
            <text:p>    - La surface totale cumulée des effets est inférieure ou égale à 21 824 pixels.</text:p>
            <text:p/>
          </table:table-cell>
        </table:table-row>
        <table:table-row table:style-name="ro1" table:number-rows-repeated="10484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C et Tech" table:style-name="ta1">
        <table:table-column table:style-name="co5" table:default-cell-style-name="ce3"/>
        <table:table-column table:style-name="co5" table:default-cell-style-name="Default"/>
        <table:table-column table:style-name="co5" table:default-cell-style-name="ce15"/>
        <table:table-column table:style-name="co5" table:default-cell-style-name="ce19"/>
        <table:table-column table:style-name="co5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Modifications référence techniques et SC RGAA 3 2016</text:p>
          </table:table-cell>
          <table:covered-table-cell/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>
            <text:p>Thématique</text:p>
          </table:table-cell>
          <table:table-cell table:style-name="ce2" office:value-type="string" calcext:value-type="string">
            <text:p>Critères</text:p>
          </table:table-cell>
          <table:table-cell table:style-name="ce12" office:value-type="string" calcext:value-type="string">
            <text:p>Tech ou SC</text:p>
          </table:table-cell>
          <table:table-cell table:style-name="ce2" office:value-type="string" calcext:value-type="string">
            <text:p>Type</text:p>
          </table:table-cell>
          <table:table-cell table:style-name="ce2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 table:number-columns-spanned="5" table:number-rows-spanned="1">
            <text:p>Scripts</text:p>
          </table:table-cell>
          <table:covered-table-cell table:number-columns-repeated="4"/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7.3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">
          <table:table-cell table:style-name="ce28" table:number-columns-repeated="2"/>
          <table:table-cell table:style-name="ce29" office:value-type="string" calcext:value-type="string">
            <text:p>2.1.3</text:p>
          </table:table-cell>
          <table:table-cell table:style-name="ce28" office:value-type="string" calcext:value-type="string">
            <text:p>Suppression</text:p>
          </table:table-cell>
          <table:table-cell table:style-name="ce30"/>
        </table:table-row>
        <table:table-row table:style-name="ro1">
          <table:table-cell office:value-type="string" calcext:value-type="string" table:number-columns-spanned="5" table:number-rows-spanned="1">
            <text:p>Formulaires</text:p>
          </table:table-cell>
          <table:covered-table-cell table:number-columns-repeated="4"/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11.1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F17</text:p>
          </table:table-cell>
          <table:table-cell table:style-name="Default" office:value-type="string" calcext:value-type="string">
            <text:p>Suppression</text:p>
          </table:table-cell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F68</text:p>
          </table:table-cell>
          <table:table-cell table:style-name="Default" office:value-type="string" calcext:value-type="string">
            <text:p>Suppression</text:p>
          </table:table-cell>
          <table:table-cell table:style-name="Default"/>
        </table:table-row>
        <table:table-row table:style-name="ro1">
          <table:table-cell office:value-type="string" calcext:value-type="string" table:number-columns-spanned="5" table:number-rows-spanned="1">
            <text:p>Navigation</text:p>
          </table:table-cell>
          <table:covered-table-cell table:number-columns-repeated="4"/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12.10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H50</text:p>
          </table:table-cell>
          <table:table-cell table:style-name="Default" office:value-type="string" calcext:value-type="string">
            <text:p>Suppression</text:p>
          </table:table-cell>
          <table:table-cell table:style-name="Default"/>
        </table:table-row>
        <table:table-row table:style-name="ro1">
          <table:table-cell office:value-type="string" calcext:value-type="string" table:number-columns-spanned="5" table:number-rows-spanned="1">
            <text:p>Consultation</text:p>
          </table:table-cell>
          <table:covered-table-cell table:number-columns-repeated="4"/>
        </table:table-row>
        <table:table-row table:style-name="ro1">
          <table:table-cell table:style-name="ce6"/>
          <table:table-cell table:style-name="ce10" office:value-type="string" calcext:value-type="string" table:number-columns-spanned="4" table:number-rows-spanned="1">
            <text:p>13.4</text:p>
          </table:table-cell>
          <table:covered-table-cell table:style-name="ce17"/>
          <table:covered-table-cell table:style-name="ce21"/>
          <table:covered-table-cell table:style-name="ce27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2.13</text:p>
          </table:table-cell>
          <table:table-cell table:style-name="Default" office:value-type="string" calcext:value-type="string">
            <text:p>Ajout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1:23:51.363000000</meta:creation-date>
    <dc:date>2016-06-27T15:28:31.234000000</dc:date>
    <meta:editing-duration>PT29M35S</meta:editing-duration>
    <meta:editing-cycles>6</meta:editing-cycles>
    <meta:generator>LibreOffice/5.0.5.2$Windows_x86 LibreOffice_project/55b006a02d247b5f7215fc6ea0fde844b30035b3</meta:generator>
    <meta:document-statistic meta:table-count="2" meta:cell-count="326" meta:object-count="0"/>
  </office:meta>
</office:document-meta>
</file>